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.011cm" fo:margin-left="-0.016cm" table:align="left" style:writing-mode="lr-tb"/>
    </style:style>
    <style:style style:name="Таблица1.A" style:family="table-column">
      <style:table-column-properties style:column-width="4.207cm"/>
    </style:style>
    <style:style style:name="Таблица1.B" style:family="table-column">
      <style:table-column-properties style:column-width="1.72cm"/>
    </style:style>
    <style:style style:name="Таблица1.C" style:family="table-column">
      <style:table-column-properties style:column-width="2.771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F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.B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F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1.6" style:family="table-row">
      <style:table-row-properties style:min-row-height="2.184cm" style:keep-together="true" fo:keep-together="auto"/>
    </style:style>
    <style:style style:name="Таблица1.7" style:family="table-row">
      <style:table-row-properties style:min-row-height="2.182cm" style:keep-together="true" fo:keep-together="auto"/>
    </style:style>
    <style:style style:name="P1" style:family="paragraph" style:parent-style-name="Text_20_body"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margin-left="1.085cm" fo:margin-right="0cm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left="1.085cm" fo:margin-right="0cm" fo:text-align="start" style:justify-single-word="false" fo:orphans="2" fo:widows="2" fo:text-indent="0cm" style:auto-text-indent="false" style:writing-mode="lr-tb"/>
      <style:text-properties style:use-window-font-color="true" style:font-name="Times New Roman" fo:font-size="12pt" fo:language="ru" fo:country="RU" style:font-name-asian="Times New Roman" style:font-size-asian="12pt" style:font-size-complex="12pt" style:language-complex="ar" style:country-complex="SA"/>
    </style:style>
    <style:style style:name="P5" style:family="paragraph" style:parent-style-name="Text_20_body">
      <style:paragraph-properties fo:text-align="start" style:justify-single-word="false"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size-complex="12pt" style:language-complex="ar" style:country-complex="SA"/>
    </style:style>
    <style:style style:name="P6" style:family="paragraph" style:parent-style-name="Standard">
      <style:text-properties style:font-name="Arial1" fo:font-size="12pt" style:font-size-asian="12pt" style:font-size-complex="12pt"/>
    </style:style>
    <style:style style:name="P7" style:family="paragraph" style:parent-style-name="Standard"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line-height="200%"/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13" style:family="paragraph" style:parent-style-name="Standard">
      <style:text-properties style:font-name="Times New Roman"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18" style:family="paragraph" style:parent-style-name="Standard">
      <style:paragraph-properties fo:margin-left="0.953cm" fo:margin-right="0cm" fo:text-indent="0cm" style:auto-text-indent="false"/>
      <style:text-properties fo:color="#000000" style:font-name="Times New Roman" fo:font-size="12pt" style:font-size-asian="12pt" style:font-size-complex="12pt"/>
    </style:style>
    <style:style style:name="P19" style:family="paragraph" style:parent-style-name="Standard">
      <style:paragraph-properties fo:margin-left="1.693cm" fo:margin-right="0cm" fo:text-indent="-0.635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0" style:family="paragraph" style:parent-style-name="Standard">
      <style:paragraph-properties fo:margin-left="1.693cm" fo:margin-right="0cm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P21" style:family="paragraph" style:parent-style-name="Standard" style:master-page-name="">
      <style:paragraph-properties fo:margin-left="0cm" fo:margin-right="0cm" fo:orphans="2" fo:widows="2" fo:text-indent="0cm" style:auto-text-indent="false" style:page-number="auto" fo:background-color="transparent" style:writing-mode="lr-tb">
        <style:background-image/>
      </style:paragraph-properties>
      <style:text-properties style:font-name="Times New Roman" fo:font-size="12pt" style:font-size-asian="12pt" style:font-size-complex="12pt"/>
    </style:style>
    <style:style style:name="P22" style:family="paragraph" style:parent-style-name="Standard">
      <style:paragraph-properties fo:margin-left="0cm" fo:margin-right="0cm" fo:orphans="2" fo:widows="2" fo:text-indent="0cm" style:auto-text-indent="false" fo:background-color="transparent" style:writing-mode="lr-tb">
        <style:background-image/>
      </style:paragraph-properties>
      <style:text-properties style:font-name="Times New Roman" fo:font-size="12pt" style:font-size-asian="12pt" style:font-size-complex="12pt"/>
    </style:style>
    <style:style style:name="P2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fo:background-color="transparent" style:font-size-asian="12pt" style:font-size-complex="12pt"/>
    </style:style>
    <style:style style:name="P24" style:family="paragraph" style:parent-style-name="Основной_20_текст_20_2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style:font-size-asian="12pt" style:font-size-complex="12pt"/>
    </style:style>
    <style:style style:name="P26" style:family="paragraph" style:parent-style-name="Standard" style:list-style-name="WW8Num6">
      <style:text-properties style:font-name="Times New Roman" fo:font-size="12pt" style:font-size-asian="12pt" style:font-size-complex="12pt"/>
    </style:style>
    <style:style style:name="P27" style:family="paragraph" style:parent-style-name="Standard">
      <style:paragraph-properties fo:line-height="200%"/>
      <style:text-properties style:font-name="Times New Roman" fo:font-size="12pt" style:font-size-asian="12pt" style:font-size-complex="12pt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 style:list-style-name="">
      <style:paragraph-properties fo:text-align="center" style:justify-single-word="false" style:text-autospace="none"/>
    </style:style>
    <style:style style:name="P30" style:family="paragraph" style:parent-style-name="Standard" style:list-style-name="">
      <style:paragraph-properties fo:text-align="end" style:justify-single-word="false" style:text-autospace="none"/>
    </style:style>
    <style:style style:name="P31" style:family="paragraph" style:parent-style-name="Standard" style:list-style-name="">
      <style:paragraph-properties fo:text-align="start" style:justify-single-word="false" style:text-autospace="none"/>
    </style:style>
    <style:style style:name="P32" style:family="paragraph" style:parent-style-name="Standard" style:list-style-name="WW8Num6">
      <style:paragraph-properties fo:break-before="page"/>
      <style:text-properties style:font-name="Times New Roman" fo:font-size="12pt" style:font-size-asian="12pt" style:font-size-complex="12pt"/>
    </style:style>
    <style:style style:name="P33" style:family="paragraph" style:parent-style-name="Standard" style:list-style-name="WW8Num6" style:master-page-name="">
      <style:paragraph-properties fo:margin-left="1.3cm" fo:margin-right="0cm" fo:text-align="justify" style:justify-single-word="false" fo:orphans="2" fo:widows="2" fo:text-indent="-0.6cm" style:auto-text-indent="false" style:page-number="auto" fo:background-color="transparent" style:writing-mode="lr-tb">
        <style:background-image/>
      </style:paragraph-properties>
    </style:style>
    <style:style style:name="P34" style:family="paragraph" style:parent-style-name="Heading_20_8">
      <style:text-properties style:font-name="Times New Roman" fo:font-size="12pt" fo:font-weight="bold" style:font-size-asian="12pt" style:font-weight-asian="bold" style:font-size-complex="12pt"/>
    </style:style>
    <style:style style:name="T1" style:family="text">
      <style:text-properties fo:color="#ffffff"/>
    </style:style>
    <style:style style:name="T2" style:family="text">
      <style:text-properties fo:color="#ffffff" style:text-underline-style="solid" style:text-underline-width="auto" style:text-underline-color="font-color"/>
    </style:style>
    <style:style style:name="T3" style:family="text">
      <style:text-properties fo:color="#000000"/>
    </style:style>
    <style:style style:name="T4" style:family="text">
      <style:text-properties fo:color="#000000" fo:font-style="italic" style:font-style-asian="italic"/>
    </style:style>
    <style:style style:name="T5" style:family="text">
      <style:text-properties fo:color="#000000" fo:language="en" fo:country="US"/>
    </style:style>
    <style:style style:name="T6" style:family="text">
      <style:text-properties fo:color="#000000" style:font-name="Times New Roman1" style:font-name-asian="Times New Roman" style:font-name-complex="Times New Roman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text-underline-style="solid" style:text-underline-width="auto" style:text-underline-color="font-color"/>
    </style:style>
    <style:style style:name="T9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language="en" fo:country="US" style:text-underline-style="none" fo:font-weight="bold" style:font-weight-asian="bold" style:font-weight-complex="bold"/>
    </style:style>
    <style:style style:name="T11" style:family="text">
      <style:text-properties fo:language="en" fo:country="US" fo:font-style="italic" style:font-name-asian="Times New Roman" style:font-style-asian="italic" style:font-name-complex="Times New Roman" style:font-style-complex="italic"/>
    </style:style>
    <style:style style:name="T12" style:family="text">
      <style:text-properties style:text-position="super 58%"/>
    </style:style>
    <style:style style:name="T13" style:family="text">
      <style:text-properties style:text-position="super 58%" style:font-name="Times New Roman1" style:font-name-asian="Times New Roman" style:font-name-complex="Times New Roman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ru" fo:country="RU" style:font-name-asian="Times New Roman" style:font-name-complex="Times New Roman"/>
    </style:style>
    <style:style style:name="T16" style:family="text">
      <style:text-properties style:text-position="sub 58%" fo:language="ru" fo:country="RU" fo:font-style="italic" style:font-name-asian="Times New Roman" style:font-style-asian="italic" style:font-name-complex="Times New Roman" style:font-style-complex="italic"/>
    </style:style>
    <style:style style:name="T17" style:family="text">
      <style:text-properties style:text-position="sub 58%" fo:language="en" fo:country="US" style:font-name-asian="Times New Roman" style:font-name-complex="Times New Roman"/>
    </style:style>
    <style:style style:name="T18" style:family="text">
      <style:text-properties style:text-position="sub 58%" fo:language="en" fo:country="US" style:font-name-complex="Tahoma"/>
    </style:style>
    <style:style style:name="T19" style:family="text">
      <style:text-properties style:text-position="sub 58%" fo:language="en" fo:country="US" fo:font-style="normal" style:font-name-asian="Times New Roman" style:font-style-asian="normal" style:font-name-complex="Times New Roman" style:font-style-complex="normal"/>
    </style:style>
    <style:style style:name="T20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1" style:family="text">
      <style:text-properties style:text-position="sub 58%" style:font-name="Times New Roman1" style:font-name-asian="Times New Roman" style:font-name-complex="Times New Roman"/>
    </style:style>
    <style:style style:name="T22" style:family="text">
      <style:text-properties style:font-name="Times New Roman1" style:font-name-asian="Times New Roman" style:font-name-complex="Arial1"/>
    </style:style>
    <style:style style:name="T23" style:family="text">
      <style:text-properties style:font-name="Times New Roman1" style:font-name-asian="Times New Roman" style:font-name-complex="Times New Roman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line-through-style="none" fo:language="en" fo:country="US" fo:font-style="italic" style:text-underline-style="none" style:font-name-asian="Times New Roman" style:font-style-asian="italic" style:font-name-complex="Times New Roman" style:font-style-complex="italic" style:text-overline-style="solid" style:text-overline-width="auto" style:text-overline-color="font-color"/>
    </style:style>
    <style:style style:name="T26" style:family="text">
      <style:text-properties style:text-position="0% 100%"/>
    </style:style>
    <style:style style:name="T27" style:family="text">
      <style:text-properties style:text-position="0% 100%" style:font-name="Times New Roman1" style:font-name-asian="Times New Roman" style:font-name-complex="Times New Roman"/>
    </style:style>
    <style:style style:name="T28" style:family="text">
      <style:text-properties fo:language="ru" fo:country="RU" fo:font-style="italic" style:font-name-asian="Times New Roman" style:font-style-asian="italic" style:font-name-complex="Times New Roman" style:font-style-complex="italic"/>
    </style:style>
    <style:style style:name="T29" style:family="text">
      <style:text-properties fo:font-style="italic" style:font-name-asian="Times New Roman" style:font-style-asian="italic" style:font-name-complex="Times New Roman" style:font-style-complex="italic"/>
    </style:style>
    <style:style style:name="T30" style:family="text">
      <style:text-properties style:font-name-complex="Tahoma"/>
    </style:style>
    <style:style style:name="T31" style:family="text">
      <style:text-properties style:font-name="Times New Roman" fo:font-size="12pt" style:font-size-asian="12pt" style:font-size-complex="12pt"/>
    </style:style>
    <style:style style:name="T32" style:family="text">
      <style:text-properties style:font-name="Times New Roman" fo:font-size="12pt" fo:language="en" fo:country="US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ПРОТОКОЛ № </text:p>
      <text:p text:style-name="P8"/>
      <text:p text:style-name="P24">поверки дозиметра-радиометра типа МКС-1117М зав. № <text:span text:style-name="T7">17251</text:span></text:p>
      <text:p text:style-name="P24">с блоком детектирования нейтронного излучения БДКН – 01 <text:span text:style-name="T7">№ </text:span><text:span text:style-name="T8">17251</text:span><text:span text:style-name="T10">,</text:span></text:p>
      <text:p text:style-name="P24">принадлежащего <text:span text:style-name="T2">.</text:span><text:span text:style-name="T24"> <text:s text:c="105"/></text:span><text:span text:style-name="T2">.</text:span></text:p>
      <text:p text:style-name="P8"/>
      <text:p text:style-name="P1">Поверка проводилась РУП «БелГИМ» (отдел измерений ионизирующих излучений)</text:p>
      <text:p text:style-name="P2">Поверка проводилась в нормальных климатических условиях при </text:p>
      <text:p text:style-name="P3">Т=___ <text:span text:style-name="T22">°</text:span>С,</text:p>
      <text:p text:style-name="P4">Р=___ мм.рт.ст., </text:p>
      <text:p text:style-name="P4">отн. влажн.__%, </text:p>
      <text:p text:style-name="P5">согласно методике, изложенной в МП. МН.1396-2004.</text:p>
      <text:p text:style-name="P7"/>
      <text:p text:style-name="P7">Образцовые средства:</text:p>
      <text:p text:style-name="P19">-<text:tab/>установка<text:span text:style-name="T2">(6)</text:span><text:span text:style-name="T3">УПН –</text:span><text:span text:style-name="T1"> </text:span><text:span text:style-name="T3">АТ140 №001 с комплектом плутоний-бериллиевых источников</text:span><text:span text:style-name="T4"> </text:span><text:span text:style-name="T3">быстрых нейтронов: ИБН-8-6 №010, ИБН-8-3 №027 и с погрешностью аттестации </text:span><text:span text:style-name="T6">±</text:span><text:span text:style-name="T3">5%, св. <text:s/>№ 210-1</text:span><text:span text:style-name="T5">164</text:span><text:span text:style-name="T3">/</text:span><text:span text:style-name="T5">15</text:span><text:span text:style-name="T3"> от 20.11.201</text:span><text:span text:style-name="T5">5</text:span><text:span text:style-name="T3"> ВНИИМ</text:span></text:p>
      <text:p text:style-name="P18"/>
      <text:p text:style-name="P1">Диапазон измерения прибора:</text:p>
      <text:p text:style-name="P20">-<text:tab/>МД нейтронного излучения от 1<text:span text:style-name="T23">·</text:span>10<text:span text:style-name="T12">-4</text:span> до 10 мЗв/ч</text:p>
      <text:p text:style-name="P20">-<text:tab/>Плотности потока нейтронного излучения от 0,1 до 10<text:span text:style-name="T12">4</text:span> с<text:span text:style-name="T12">-1</text:span><text:span text:style-name="T23">·с</text:span>м<text:span text:style-name="T12">-2</text:span></text:p>
      <text:p text:style-name="P7"/>
      <text:p text:style-name="P7">Проведение поверки:</text:p>
      <text:p text:style-name="P7"/>
      <text:list xml:id="list808612000131939142" text:style-name="WW8Num6">
        <text:list-item>
          <text:p text:style-name="P26">Внешний осмотр ________________________________________________________</text:p>
          <text:p text:style-name="P26"/>
        </text:list-item>
        <text:list-item>
          <text:p text:style-name="P26">Опробование и проверка работоспособности: </text:p>
        </text:list-item>
      </text:list>
      <text:p text:style-name="P6"/>
      <text:list xml:id="list31315235" text:continue-numbering="true" text:style-name="WW8Num6">
        <text:list-item>
          <text:p text:style-name="P32">Определение метрологических характеристик</text:p>
          <text:p text:style-name="P26"/>
          <text:list>
            <text:list-item>
              <text:p text:style-name="P33"><text:span text:style-name="T31">Определение допускаемой основной относительной погрешности измерения плотности потока нейтронного излучения с БДКН-01 № </text:span><text:span text:style-name="T32">17251</text:span></text:p>
            </text:list-item>
          </text:list>
        </text:list-item>
      </text:list>
      <text:p text:style-name="P13"/>
      <text:h text:style-name="P34" text:outline-level="8">Таблица 3.1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4"/>
        <table:table-row table:style-name="Таблица1.1">
          <table:table-cell table:style-name="Таблица1.A1" office:value-type="string">
            <text:p text:style-name="P10">Плотность потока <text:line-break/>в поверяемой точке </text:p>
            <text:p text:style-name="P10"><text:span text:style-name="T28">φ</text:span><text:span text:style-name="T15">0</text:span><text:span text:style-name="T17">i</text:span>, с<text:span text:style-name="T12">-1</text:span><text:span text:style-name="T13">·</text:span>см<text:span text:style-name="T12">-2</text:span></text:p>
            <text:p text:style-name="P7"/>
          </table:table-cell>
          <table:table-cell table:style-name="Таблица1.A1" office:value-type="string">
            <text:p text:style-name="P8">Фон</text:p>
            <text:p text:style-name="P12"/>
            <text:p text:style-name="P8"><text:span text:style-name="T7">R=</text:span>2<text:span text:style-name="T7">,0</text:span>м</text:p>
          </table:table-cell>
          <table:table-cell table:style-name="Таблица1.A1" office:value-type="string">
            <text:p text:style-name="P9">ИБН-<text:span text:style-name="T7">8-3</text:span></text:p>
            <text:p text:style-name="P8">№<text:span text:style-name="T7">027</text:span></text:p>
            <text:p text:style-name="P8"><text:span text:style-name="T7">R=2,0</text:span>м</text:p>
            <text:p text:style-name="P12">B(R)=0,600</text:p>
            <text:p text:style-name="P8"><text:span text:style-name="T28">φ</text:span><text:span text:style-name="T17">o</text:span><text:span text:style-name="T17">i</text:span><text:span text:style-name="T7">=5,9</text:span></text:p>
            <text:p text:style-name="P23"><text:span text:style-name="T7">1</text:span>,<text:span text:style-name="T7">0</text:span>-1<text:span text:style-name="T7">0 </text:span></text:p>
          </table:table-cell>
          <table:table-cell table:style-name="Таблица1.A1" office:value-type="string">
            <text:p text:style-name="P9">ИБН-<text:span text:style-name="T7">8-6</text:span></text:p>
            <text:p text:style-name="P8">№0<text:span text:style-name="T7">10</text:span></text:p>
            <text:p text:style-name="P8"><text:span text:style-name="T7">R=2,0</text:span>м</text:p>
            <text:p text:style-name="P12">B(R)=0,600</text:p>
            <text:p text:style-name="P8"><text:span text:style-name="T11">φ</text:span><text:span text:style-name="T17">o</text:span><text:span text:style-name="T17">i</text:span><text:span text:style-name="T7">=57,</text:span>0</text:p>
            <text:p text:style-name="P8">20-100</text:p>
          </table:table-cell>
          <table:table-cell table:style-name="Таблица1.A1" office:value-type="string">
            <text:p text:style-name="P16">ИБН-8-6</text:p>
            <text:p text:style-name="P15">№<text:span text:style-name="T7">010</text:span></text:p>
            <text:p text:style-name="P15"><text:span text:style-name="T7">R=1,0</text:span>м</text:p>
            <text:p text:style-name="P17">B(R)=0,863</text:p>
            <text:p text:style-name="P15"><text:span text:style-name="T11">φ</text:span><text:span text:style-name="T17">o</text:span><text:span text:style-name="T17">i</text:span><text:span text:style-name="T7">=235</text:span></text:p>
            <text:p text:style-name="P15">2<text:span text:style-name="T23">·</text:span>10<text:span text:style-name="T12">2</text:span>-10<text:span text:style-name="T12">3</text:span></text:p>
          </table:table-cell>
          <table:table-cell table:style-name="Таблица1.F1" office:value-type="string">
            <text:p text:style-name="P16">ИБН-8-6</text:p>
            <text:p text:style-name="P15">№<text:span text:style-name="T7">010</text:span></text:p>
            <text:p text:style-name="P15"><text:span text:style-name="T7">R=0,5</text:span>м</text:p>
            <text:p text:style-name="P17">B(R)=0,957</text:p>
            <text:p text:style-name="P15"><text:span text:style-name="T11">φ</text:span><text:span text:style-name="T19">o</text:span><text:span text:style-name="T17">i</text:span><text:span text:style-name="T7">=1019</text:span></text:p>
            <text:p text:style-name="P15">2<text:span text:style-name="T23">·</text:span>10<text:span text:style-name="T12">3</text:span>-10<text:span text:style-name="T12">4</text:span></text:p>
          </table:table-cell>
        </table:table-row>
        <table:table-row table:style-name="Таблица1.1">
          <table:table-cell table:style-name="Таблица1.A1" office:value-type="string">
            <text:p text:style-name="P10">Показания прибора в поверяемой точке</text:p>
            <text:p text:style-name="P7"><text:span text:style-name="T28">φ</text:span><text:span text:style-name="T17">i</text:span>, с<text:span text:style-name="T12">-1</text:span><text:span text:style-name="T13">·</text:span>см<text:span text:style-name="T12">-2</text:span><text:span text:style-name="T26">, </text:span><text:span text:style-name="T27">±δ</text:span><text:span text:style-name="T14">ст</text:span>, %</text:p>
            <text:p text:style-name="P7"/>
            <text:p text:style-name="P7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F2" office:value-type="string">
            <text:p text:style-name="P9"/>
          </table:table-cell>
        </table:table-row>
        <table:table-row table:style-name="Таблица1.1">
          <table:table-cell table:style-name="Таблица1.A1" office:value-type="string">
            <text:p text:style-name="P10">Среднее значение показаний</text:p>
            <text:p text:style-name="P7"><text:span text:style-name="T25">φ</text:span><text:span text:style-name="T17">o</text:span><text:span text:style-name="T17">i</text:span>, с<text:span text:style-name="T12">-1</text:span><text:span text:style-name="T13">·</text:span>см<text:span text:style-name="T12">-2</text:span></text:p>
          </table:table-cell>
          <table:table-cell table:style-name="Таблица1.B2" office:value-type="string">
            <text:p text:style-name="P29">2,1</text:p>
          </table:table-cell>
          <table:table-cell table:style-name="Таблица1.B2" office:value-type="string">
            <text:p text:style-name="P29">11,00</text:p>
          </table:table-cell>
          <table:table-cell table:style-name="Таблица1.B2" office:value-type="string">
            <text:p text:style-name="P29">88,8</text:p>
          </table:table-cell>
          <table:table-cell table:style-name="Таблица1.B2" office:value-type="string">
            <text:p text:style-name="P29">253,0</text:p>
          </table:table-cell>
          <table:table-cell table:style-name="Таблица1.F2" office:value-type="string">
            <text:p text:style-name="P29">1030,0</text:p>
          </table:table-cell>
        </table:table-row>
        <table:table-row table:style-name="Таблица1.1">
          <table:table-cell table:style-name="Таблица1.A1" office:value-type="string">
            <text:p text:style-name="P10">Результат измерения плотности потока в поверяемой точке</text:p>
            <text:p text:style-name="P7"><text:span text:style-name="T28">φ</text:span><text:span text:style-name="T16">пр</text:span><text:span text:style-name="T17">i</text:span>, <text:span text:style-name="T26">с</text:span><text:span text:style-name="T12">-1</text:span><text:span text:style-name="T21">·</text:span><text:span text:style-name="T26">см</text:span><text:span text:style-name="T12">-2</text:span></text:p>
          </table:table-cell>
          <table:table-cell table:style-name="Таблица1.B2" office:value-type="string">
            <text:p text:style-name="P29"/>
          </table:table-cell>
          <table:table-cell table:style-name="Таблица1.B2" office:value-type="string">
            <text:p text:style-name="P29">5,3</text:p>
          </table:table-cell>
          <table:table-cell table:style-name="Таблица1.B2" office:value-type="string">
            <text:p text:style-name="P29">53,3</text:p>
          </table:table-cell>
          <table:table-cell table:style-name="Таблица1.B2" office:value-type="string">
            <text:p text:style-name="P29">218,3</text:p>
          </table:table-cell>
          <table:table-cell table:style-name="Таблица1.F2" office:value-type="string">
            <text:p text:style-name="P29">985,7</text:p>
          </table:table-cell>
        </table:table-row>
        <table:table-row table:style-name="Таблица1.1">
          <table:table-cell table:style-name="Таблица1.A1" office:value-type="string">
            <text:p text:style-name="P10">Основная относительная погрешность измерения </text:p>
            <text:p text:style-name="P10"><text:span text:style-name="T29">θ</text:span><text:span text:style-name="T20">пр</text:span><text:span text:style-name="T17">i</text:span>, %</text:p>
          </table:table-cell>
          <table:table-cell table:style-name="Таблица1.B2" office:value-type="string">
            <text:p text:style-name="P29"/>
          </table:table-cell>
          <table:table-cell table:style-name="Таблица1.B2" office:value-type="string">
            <text:p text:style-name="P29">-9,5</text:p>
          </table:table-cell>
          <table:table-cell table:style-name="Таблица1.B2" office:value-type="string">
            <text:p text:style-name="P29">-6,5</text:p>
          </table:table-cell>
          <table:table-cell table:style-name="Таблица1.B2" office:value-type="string">
            <text:p text:style-name="P29">-7,1</text:p>
          </table:table-cell>
          <table:table-cell table:style-name="Таблица1.F2" office:value-type="string">
            <text:p text:style-name="P29">-3,3</text:p>
          </table:table-cell>
        </table:table-row>
        <table:table-row table:style-name="Таблица1.6">
          <table:table-cell table:style-name="Таблица1.A1" office:value-type="string">
            <text:p text:style-name="P10">Доверительная граница основной относительной погрешности </text:p>
            <text:p text:style-name="P10"><text:span text:style-name="T30">Δ</text:span><text:span text:style-name="T18">i</text:span>, %</text:p>
          </table:table-cell>
          <table:table-cell table:style-name="Таблица1.B2" office:value-type="string">
            <text:p text:style-name="P29"/>
          </table:table-cell>
          <table:table-cell table:style-name="Таблица1.B2" office:value-type="string">
            <text:p text:style-name="P29">11,8</text:p>
          </table:table-cell>
          <table:table-cell table:style-name="Таблица1.B2" office:value-type="string">
            <text:p text:style-name="P29">9,0</text:p>
          </table:table-cell>
          <table:table-cell table:style-name="Таблица1.B2" office:value-type="string">
            <text:p text:style-name="P29">9,5</text:p>
          </table:table-cell>
          <table:table-cell table:style-name="Таблица1.F2" office:value-type="string">
            <text:p text:style-name="P29">6,6</text:p>
          </table:table-cell>
        </table:table-row>
        <table:table-row table:style-name="Таблица1.7">
          <table:table-cell table:style-name="Таблица1.A1" office:value-type="string">
            <text:p text:style-name="P10">Пределы основной относительной погрешности <text:span text:style-name="T30">Δ</text:span>, </text:p>
            <text:p text:style-name="P10">%, не более</text:p>
          </table:table-cell>
          <table:table-cell table:style-name="Таблица1.F2" table:number-columns-spanned="5" office:value-type="string">
            <text:p text:style-name="P9"><text:span text:style-name="T23">±</text:span> 20</text:p>
          </table:table-cell>
          <table:covered-table-cell/>
          <table:covered-table-cell/>
          <table:covered-table-cell/>
          <table:covered-table-cell/>
        </table:table-row>
      </table:table>
      <text:p text:style-name="P21"/>
      <text:p text:style-name="P22"/>
      <text:p text:style-name="P22"/>
      <text:p text:style-name="P11">Выводы:________________________________________________________________________________________________________________________________________________________</text:p>
      <text:p text:style-name="P11">Квитанция-счёт__________________________________________________________________</text:p>
      <text:p text:style-name="P11">Свидетельство (извещение о непригодности)_________________________________________</text:p>
      <text:p text:style-name="P11">Клеймо – наклейка_______________________________________________________________</text:p>
      <text:p text:style-name="P11">Дата________________________________</text:p>
      <text:p text:style-name="P11">Поверитель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ru" fo:country="RU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style:font-name="Arial1" fo:font-size="11pt" style:font-size-asian="11pt" style:font-name-complex="Arial1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1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187cm" fo:margin-right="-0.228cm" fo:text-align="center" style:justify-single-word="false" fo:text-indent="0cm" style:auto-text-indent="false" fo:keep-with-next="always"/>
      <style:text-properties style:font-name="Arial1" fo:font-size="11pt" fo:font-style="italic" style:font-size-asian="11pt" style:font-style-asian="italic" style:font-name-complex="Arial1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style:font-name="Arial1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Wingdings"/>
    </style:style>
    <style:style style:name="WW8Num3z0" style:family="text">
      <style:text-properties style:font-name="Times New Roman" style:font-name-asian="Times New Roman" style:font-name-complex="Times New Roman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fo:font-size="11pt" fo:font-weight="normal" style:font-size-asian="11pt" style:font-weight-asian="normal"/>
    </style:style>
    <style:style style:name="Основной_20_шрифт_20_абзаца" style:display-name="Основной шрифт абзаца" style:family="text"/>
    <style:style style:name="Emphasis" style:family="text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3.78cm" fo:text-indent="-0.635cm" fo:margin-left="3.78cm"/>
        </style:list-level-properties>
        <style:text-properties style:font-name="Times New Roman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3.78cm" fo:text-indent="-0.635cm" fo:margin-left="3.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5.05cm" fo:text-indent="-0.635cm" fo:margin-left="5.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6.32cm" fo:text-indent="-0.635cm" fo:margin-left="6.32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7.59cm" fo:text-indent="-0.635cm" fo:margin-left="7.5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8.86cm" fo:text-indent="-0.635cm" fo:margin-left="8.86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10.13cm" fo:text-indent="-0.635cm" fo:margin-left="10.13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1.4cm" fo:text-indent="-0.635cm" fo:margin-left="11.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2.67cm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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3.78cm" fo:text-indent="-0.635cm" fo:margin-left="3.78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3.78cm" fo:text-indent="-0.635cm" fo:margin-left="3.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5.05cm" fo:text-indent="-0.635cm" fo:margin-left="5.05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6.32cm" fo:text-indent="-0.635cm" fo:margin-left="6.32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7.59cm" fo:text-indent="-0.635cm" fo:margin-left="7.5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8.86cm" fo:text-indent="-0.635cm" fo:margin-left="8.86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10.13cm" fo:text-indent="-0.635cm" fo:margin-left="10.13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1.4cm" fo:text-indent="-0.635cm" fo:margin-left="11.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2.67cm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3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№ </dc:title>
    <meta:initial-creator>Michael</meta:initial-creator>
    <meta:creation-date>2016-04-18T15:18:00</meta:creation-date>
    <dc:date>2018-10-23T11:12:53.08</dc:date>
    <meta:editing-cycles>58</meta:editing-cycles>
    <meta:editing-duration>PT4H5M13S</meta:editing-duration>
    <meta:generator>OpenOffice/4.1.4$Win32 OpenOffice.org_project/414m5$Build-9788</meta:generator>
    <meta:print-date>2017-08-03T12:32:28.601000000</meta:print-date>
    <meta:document-statistic meta:table-count="1" meta:image-count="0" meta:object-count="0" meta:page-count="2" meta:paragraph-count="85" meta:word-count="242" meta:character-count="2257"/>
  </office:meta>
</office:document-meta>
</file>